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</office:automatic-styles>
  <office:body>
    <office:text>
      <text:p text:style-name="P1"><text:span text:style-name="T1">DAOFactory-Caveat-Emptor-Native</text:span></text:p>
      <text:p text:style-name="P1"><text:span text:style-name="T1"/></text:p>
      <text:p text:style-name="P2"><text:span text:style-name="T2">package auction.dao;</text:span></text:p>
      <text:p text:style-name="P2"><text:span text:style-name="T2"/></text:p>
      <text:p text:style-name="P2"><text:span text:style-name="T2">import org.apache.commons.logging.Log;</text:span></text:p>
      <text:p text:style-name="P2"><text:span text:style-name="T2">import org.apache.commons.logging.LogFactory;</text:span></text:p>
      <text:p text:style-name="P2"><text:span text:style-name="T2"/></text:p>
      <text:p text:style-name="P2"><text:span text:style-name="T2">/**</text:span></text:p>
      <text:p text:style-name="P2"><text:span text:style-name="T2"><text:s/>* Defines all DAOs and the concrete factories to get the conrecte DAOs.</text:span></text:p>
      <text:p text:style-name="P2"><text:span text:style-name="T2"><text:s/>* &lt;p&gt;</text:span></text:p>
      <text:p text:style-name="P2"><text:span text:style-name="T2"><text:s/>* To get a concrete DAOFactory, call &lt;tt&gt;instance()&lt;/tt&gt; with one of the</text:span></text:p>
      <text:p text:style-name="P2"><text:span text:style-name="T2"><text:s/>* classes that extend this factory.</text:span></text:p>
      <text:p text:style-name="P2"><text:span text:style-name="T2"><text:s/>* &lt;p&gt;</text:span></text:p>
      <text:p text:style-name="P2"><text:span text:style-name="T2"><text:s/>* Implementation: If you write a new DAO, this class has to know about it.</text:span></text:p>
      <text:p text:style-name="P2"><text:span text:style-name="T2"><text:s/>* If you add a new persistence mechanism, add an additional concrete factory</text:span></text:p>
      <text:p text:style-name="P2"><text:span text:style-name="T2"><text:s/>* for it as a constant, like &lt;tt&gt;HIBERNATE&lt;/tt&gt;.</text:span></text:p>
      <text:p text:style-name="P2"><text:span text:style-name="T2"><text:s/>*</text:span></text:p>
      <text:p text:style-name="P2"><text:span text:style-name="T2"><text:s/>* @author Christian Bauer</text:span></text:p>
      <text:p text:style-name="P2"><text:span text:style-name="T2"><text:s/>*/</text:span></text:p>
      <text:p text:style-name="P2"><text:span text:style-name="T2">public abstract class DAOFactory {</text:span></text:p>
      <text:p text:style-name="P2"><text:span text:style-name="T2"/></text:p>
      <text:p text:style-name="P2"><text:span text:style-name="T2"><text:s text:c="4"/>private static Log log = LogFactory.getLog(DAOFactory.class);</text:span></text:p>
      <text:p text:style-name="P2"><text:span text:style-name="T2"/></text:p>
      <text:p text:style-name="P2"><text:span text:style-name="T2"><text:s text:c="4"/>/**</text:span></text:p>
      <text:p text:style-name="P2"><text:span text:style-name="T2"><text:s text:c="5"/>* Creates a standalone DAOFactory that returns unmanaged DAO</text:span></text:p>
      <text:p text:style-name="P2"><text:span text:style-name="T2"><text:s text:c="5"/>* beans for use in any environment Hibernate has been configured</text:span></text:p>
      <text:p text:style-name="P2"><text:span text:style-name="T2"><text:s text:c="5"/>* for. Uses HibernateUtil/SessionFactory and Hibernate context</text:span></text:p>
      <text:p text:style-name="P2"><text:span text:style-name="T2"><text:s text:c="5"/>* propagation (CurrentSessionContext), thread-bound or transaction-bound,</text:span></text:p>
      <text:p text:style-name="P2"><text:span text:style-name="T2"><text:s text:c="5"/>* and transaction scoped.</text:span></text:p>
      <text:p text:style-name="P2"><text:span text:style-name="T2"><text:s text:c="5"/>*/</text:span></text:p>
      <text:p text:style-name="P2"><text:span text:style-name="T2"><text:s text:c="4"/>public static final Class HIBERNATE = auction.dao.hibernate.HibernateDAOFactory.class;</text:span></text:p>
      <text:p text:style-name="P2"><text:span text:style-name="T2"/></text:p>
      <text:p text:style-name="P3"><text:span text:style-name="T2"><text:s text:c="4"/>/**</text:span></text:p>
      <text:p text:style-name="P4"><text:span text:style-name="T2"><text:s text:c="5"/>* Factory method for instantiation of concrete factories.</text:span></text:p>
      <text:p text:style-name="P4"><text:span text:style-name="T2"><text:s text:c="5"/>*/</text:span></text:p>
      <text:p text:style-name="P4"><text:span text:style-name="T2"><text:s text:c="4"/>public static DAOFactory instance(Class factory) {</text:span></text:p>
      <text:p text:style-name="P4"><text:span text:style-name="T2"><text:s text:c="8"/>try {</text:span></text:p>
      <text:p text:style-name="P4"><text:span text:style-name="T2"><text:s text:c="12"/>log.debug("Creating concrete DAO factory: " + factory);</text:span></text:p>
      <text:p text:style-name="P4"><text:span text:style-name="T2"><text:s text:c="12"/>return (DAOFactory)factory.newInstance();</text:span></text:p>
      <text:p text:style-name="P4"><text:span text:style-name="T2"><text:s text:c="8"/>} catch (Exception ex) {</text:span></text:p>
      <text:p text:style-name="P4"><text:span text:style-name="T2"><text:s text:c="12"/>throw new RuntimeException("Couldn't create DAOFactory: " + factory);</text:span></text:p>
      <text:p text:style-name="P4"><text:span text:style-name="T2"><text:s text:c="8"/>}</text:span></text:p>
      <text:p text:style-name="P4"><text:span text:style-name="T2"><text:s text:c="4"/>}</text:span></text:p>
      <text:p text:style-name="P4"><text:span text:style-name="T2"/></text:p>
      <text:p text:style-name="P4"><text:span text:style-name="T2"><text:s text:c="4"/>// Add your DAO interfaces here</text:span></text:p>
      <text:p text:style-name="P4"><text:span text:style-name="T2"><text:s text:c="4"/>public abstract ItemDAO getItemDAO();</text:span></text:p>
      <text:p text:style-name="P4"><text:span text:style-name="T2"><text:s text:c="4"/>public abstract CategoryDAO getCategoryDAO();</text:span></text:p>
      <text:p text:style-name="P4"><text:span text:style-name="T2"><text:s text:c="4"/>public abstract CommentDAO getCommentDAO();</text:span></text:p>
      <text:p text:style-name="P4"><text:span text:style-name="T2"><text:s text:c="4"/>public abstract UserDAO getUserDAO();</text:span></text:p>
      <text:p text:style-name="P4"><text:span text:style-name="T2"><text:s text:c="4"/>public abstract CategorizedItemDAO getCategorizedItemDAO();</text:span></text:p>
      <text:p text:style-name="P4"><text:span text:style-name="T2"><text:s text:c="4"/>public abstract BillingDetailsDAO getBillingDetailsDAO();</text:span></text:p>
      <text:p text:style-name="P4"><text:span text:style-name="T2"><text:s text:c="4"/>public abstract ShipmentDAO getShipmentDAO();</text:span></text:p>
      <text:p text:style-name="P4"><text:span text:style-name="T2"/></text:p>
      <text:p text:style-name="P4"><text:span text:style-name="T2">}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